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796cm" svg:height="9.144cm" svg:x="3.302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2.286cm" svg:x="10.674cm" svg:y="8.36cm">
          <text:p text:style-name="P1">VIE</text:p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64cm" svg:height="2.286cm" svg:x="4.318cm" svg:y="8.392cm">
          <text:p text:style-name="P1">Entity</text:p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064cm" svg:height="2.286cm" svg:x="10.668cm" svg:y="12.508cm">
          <text:p text:style-name="P1">Stanbol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064cm" svg:height="2.286cm" svg:x="4.268cm" svg:y="12.508cm">
          <text:p text:style-name="P1">RDFa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064cm" svg:height="2.286cm" svg:x="16.968cm" svg:y="12.508cm">
          <text:p text:style-name="P1">DbPedia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5cm" svg:y1="14.794cm" svg:x2="6.35cm" svg:y2="17.018cm">
          <text:p/>
        </draw:line>
        <draw:frame draw:style-name="gr4" draw:layer="layout" svg:width="3.81cm" svg:height="0.962cm" svg:x="4.472cm" svg:y="17.272cm">
          <draw:text-box>
            <text:p text:style-name="P1">DOM</text:p>
          </draw:text-box>
        </draw:frame>
        <draw:line draw:style-name="gr3" draw:text-style-name="P1" draw:layer="layout" svg:x1="12.75cm" svg:y1="14.794cm" svg:x2="12.75cm" svg:y2="17.018cm">
          <text:p/>
        </draw:line>
        <draw:frame draw:style-name="gr4" draw:layer="layout" svg:width="3.81cm" svg:height="1.673cm" svg:x="10.872cm" svg:y="17.272cm">
          <draw:text-box>
            <text:p text:style-name="P1">Apache</text:p>
            <text:p text:style-name="P1">Stanbol</text:p>
          </draw:text-box>
        </draw:frame>
        <draw:line draw:style-name="gr3" draw:text-style-name="P1" draw:layer="layout" svg:x1="19.05cm" svg:y1="14.794cm" svg:x2="19.05cm" svg:y2="17.018cm">
          <text:p/>
        </draw:line>
        <draw:frame draw:style-name="gr4" draw:layer="layout" svg:width="3.81cm" svg:height="0.962cm" svg:x="17.172cm" svg:y="17.272cm">
          <draw:text-box>
            <text:p text:style-name="P1">dbPedia</text:p>
          </draw:text-box>
        </draw:frame>
        <draw:custom-shape draw:style-name="gr2" draw:text-style-name="P1" xml:id="id1" draw:id="id1" draw:layer="layout" svg:width="8.382cm" svg:height="3.302cm" svg:x="8.524cm" svg:y="2.094cm">
          <text:p text:style-name="P1">Widget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15cm" svg:y1="5.396cm" svg:x2="12.706cm" svg:y2="8.36cm" draw:start-shape="id1" draw:start-glue-point="2" draw:end-shape="id2" draw:end-glue-point="0" svg:d="m12715 5396v1482h-9v1482">
          <text:p/>
        </draw:connector>
        <draw:connector draw:style-name="gr5" draw:text-style-name="P1" draw:layer="layout" svg:x1="10.674cm" svg:y1="9.503cm" svg:x2="8.382cm" svg:y2="9.535cm" draw:start-shape="id2" draw:start-glue-point="3" draw:end-shape="id3" draw:end-glue-point="1" svg:d="m10674 9503h-1146v32h-1146">
          <text:p/>
        </draw:connector>
        <draw:connector draw:style-name="gr5" draw:text-style-name="P1" draw:layer="layout" svg:x1="12.706cm" svg:y1="10.646cm" svg:x2="6.3cm" svg:y2="12.508cm" draw:start-shape="id2" draw:start-glue-point="2" draw:end-shape="id4" draw:end-glue-point="0" svg:d="m12706 10646v931h-6406v931">
          <text:p/>
        </draw:connector>
        <draw:connector draw:style-name="gr5" draw:text-style-name="P1" draw:layer="layout" svg:x1="12.706cm" svg:y1="10.646cm" svg:x2="12.7cm" svg:y2="12.508cm" draw:start-shape="id2" draw:start-glue-point="2" draw:end-shape="id5" draw:end-glue-point="0" svg:d="m12706 10646v931h-6v931">
          <text:p/>
        </draw:connector>
        <draw:connector draw:style-name="gr6" draw:text-style-name="P1" draw:layer="layout" svg:x1="12.706cm" svg:y1="10.646cm" svg:x2="19cm" svg:y2="12.508cm" draw:start-shape="id2" draw:start-glue-point="2" draw:end-shape="id6" draw:end-glue-point="0" svg:d="m12706 10646v931h6294v931">
          <text:p/>
        </draw:connector>
        <draw:frame draw:style-name="gr4" draw:text-style-name="P2" draw:layer="layout" svg:width="3.048cm" svg:height="0.962cm" svg:x="3.51cm" svg:y="6.858cm">
          <draw:text-box>
            <text:p text:style-name="P2">VIE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nri Bergius</meta:initial-creator>
    <meta:creation-date>2012-03-26T16:09:22</meta:creation-date>
    <meta:editing-duration>PT8M56S</meta:editing-duration>
    <meta:editing-cycles>2</meta:editing-cycles>
    <dc:date>2012-03-26T16:18:16</dc:date>
    <dc:creator>Henri Bergius</dc:creator>
    <meta:document-statistic meta:object-count="42"/>
    <meta:generator>LibreOffice/3.4$Unix LibreOffice_project/340m1$Build-402</meta:generator>
  </office:meta>
</office:document-meta>
</file>